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4pt"/>
    </style:style>
    <style:style style:name="P2" style:family="paragraph" style:parent-style-name="Standard" style:list-style-name="L1">
      <style:paragraph-properties fo:line-height="150%"/>
      <style:text-properties fo:font-size="14pt"/>
    </style:style>
    <style:style style:name="P3" style:family="paragraph" style:parent-style-name="Standard" style:list-style-name="L2">
      <style:paragraph-properties fo:line-height="150%"/>
      <style:text-properties fo:font-size="14pt"/>
    </style:style>
    <style:style style:name="P4" style:family="paragraph" style:parent-style-name="Standard">
      <style:paragraph-properties fo:line-height="150%" fo:text-align="justify" style:justify-single-word="false"/>
      <style:text-properties fo:font-size="14pt" officeooo:paragraph-rsid="0034fed9"/>
    </style:style>
    <style:style style:name="P5" style:family="paragraph" style:parent-style-name="Standard" style:list-style-name="L3">
      <style:paragraph-properties fo:line-height="150%"/>
      <style:text-properties fo:font-size="14pt"/>
    </style:style>
    <style:style style:name="P6" style:family="paragraph" style:parent-style-name="Standard">
      <style:paragraph-properties fo:line-height="150%"/>
      <style:text-properties fo:font-size="14pt" style:font-size-asian="14pt" style:font-size-complex="14pt"/>
    </style:style>
    <style:style style:name="P7" style:family="paragraph" style:parent-style-name="Standard" style:list-style-name="L3">
      <style:paragraph-properties fo:line-height="150%"/>
      <style:text-properties fo:font-size="14pt" style:font-size-asian="14pt" style:font-size-complex="14pt"/>
    </style:style>
    <style:style style:name="P8" style:family="paragraph" style:parent-style-name="Standard" style:list-style-name="L1">
      <style:paragraph-properties fo:line-height="150%"/>
      <style:text-properties fo:font-size="14pt" style:font-size-asian="14pt" style:font-size-complex="14pt"/>
    </style:style>
    <style:style style:name="P9" style:family="paragraph" style:parent-style-name="Standard" style:list-style-name="L2">
      <style:paragraph-properties fo:line-height="150%"/>
    </style:style>
    <style:style style:name="P10" style:family="paragraph" style:parent-style-name="Standard">
      <style:paragraph-properties fo:line-height="150%" fo:text-align="justify" style:justify-single-word="false"/>
      <style:text-properties officeooo:paragraph-rsid="0025aa37"/>
    </style:style>
    <style:style style:name="P11" style:family="paragraph" style:parent-style-name="Standard" style:list-style-name="L3">
      <style:paragraph-properties fo:line-height="150%" fo:text-align="justify" style:justify-single-word="false"/>
    </style:style>
    <style:style style:name="P12" style:family="paragraph" style:parent-style-name="Standard">
      <style:paragraph-properties fo:line-height="150%" fo:text-align="center" style:justify-single-word="false"/>
      <style:text-properties fo:font-size="20pt" fo:font-weight="bold" style:font-weight-asian="bold" style:font-weight-complex="bold"/>
    </style:style>
    <style:style style:name="P13" style:family="paragraph" style:parent-style-name="Standard">
      <style:paragraph-properties fo:line-height="150%"/>
      <style:text-properties fo:font-size="18pt" fo:font-weight="bold" style:font-weight-asian="bold" style:font-weight-complex="bold"/>
    </style:style>
    <style:style style:name="P14" style:family="paragraph" style:parent-style-name="Standard">
      <style:paragraph-properties fo:line-height="150%"/>
      <style:text-properties fo:font-style="italic" style:font-style-asian="italic" style:font-style-complex="italic"/>
    </style:style>
    <style:style style:name="P15" style:family="paragraph" style:list-style-name="L1">
      <style:paragraph-properties fo:line-height="150%"/>
      <style:text-properties fo:font-size="14pt" officeooo:rsid="00340a56" officeooo:paragraph-rsid="00340a56" style:font-size-asian="14pt" style:font-size-complex="14pt"/>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2cd6a9"/>
    </style:style>
    <style:style style:name="T5" style:family="text">
      <style:text-properties officeooo:rsid="002e5aa9"/>
    </style:style>
    <style:style style:name="T6" style:family="text">
      <style:text-properties officeooo:rsid="00314e2c"/>
    </style:style>
    <style:style style:name="T7" style:family="text">
      <style:text-properties officeooo:rsid="0034fe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verview</text:p>
      <text:p text:style-name="P1"/>
      <text:p text:style-name="P10"><text:span text:style-name="T1"/></text:p>
      <text:p text:style-name="P6"><text:tab/>A "<text:span text:style-name="T4">D</text:span>elete <text:span text:style-name="T4">C</text:span>ustomer" extension is a<text:span text:style-name="T4">n extension by BluethinkInc</text:span> that allows customers to easily delete their accounts or personal information from a business's database. The extension typically provides a user interface that allows customers to select which data they want to delete and confirms that they understand the consequences of deleting their data.</text:p>
      <text:p text:style-name="P1"/>
      <text:p text:style-name="P1"/>
      <text:p text:style-name="P13">Business Value</text:p>
      <text:p text:style-name="P1"/>
      <text:list xml:id="list1716844901" text:style-name="L3">
        <text:list-item>
          <text:p text:style-name="P11"><text:span text:style-name="T2">Allowing customers to easily delete their accounts or personal information can improve their experience with the business. This can lead to increased customer loyalty and positive word-of-mouth advertising.</text:span></text:p>
          <text:p text:style-name="P11"><text:span text:style-name="T2"/></text:p>
        </text:list-item>
        <text:list-item>
          <text:p text:style-name="P11"><text:span text:style-name="T2">By providing an easy way to delete customer data, the extension can help streamline database management for the business. This can help reduce the amount of time and resources required to manage customer data, and can improve overall efficiency.</text:span></text:p>
          <text:p text:style-name="P5"/>
        </text:list-item>
        <text:list-item>
          <text:p text:style-name="P7">Providing customers with control over their data can help build trust and improve transparency for the business. This can lead to increased customer confidence in the business and improved reputation.</text:p>
        </text:list-item>
      </text:list>
      <text:p text:style-name="P6"/>
      <text:p text:style-name="P6"><text:soft-page-break/><text:tab/>Overall, a "<text:span text:style-name="T5">D</text:span>elete <text:span text:style-name="T5">C</text:span>ustomer" extension can provide significant business value by improving compliance, customer experience, database management, trust, and transparency.</text:p>
      <text:p text:style-name="P1"/>
      <text:p text:style-name="P13">How does the Extension work ?</text:p>
      <text:p text:style-name="P1"/>
      <text:p text:style-name="P4"><text:tab/>This module is enabled by default whenever this extension is installed. <text:span text:style-name="T7">An email template is installed automatically when this extension is installed. Email sender is set to be customer support automatically. </text:span></text:p>
      <text:p text:style-name="P4"/>
      <text:p text:style-name="P4"><text:tab/><text:span text:style-name="T7">When a customer selects the option of delete customer by going to his account profile, then a page opens in front of him in which he gets a checkbox. After selecting that checkbox and clicks on delete button, his account is permanently deleted from the database.</text:span></text:p>
      <text:p text:style-name="P4"/>
      <text:p text:style-name="P6"><text:tab/>The extension notifies the customer <text:span text:style-name="T7">via email </text:span>once the deletion process is complete, confirming that their data has been deleted <text:span text:style-name="T7">and redirected to the Home Page with a confirmation message</text:span>.</text:p>
      <text:p text:style-name="P1"/>
      <text:p text:style-name="P13">Features List</text:p>
      <text:p text:style-name="P13"/>
      <text:p text:style-name="P14"><text:span text:style-name="T3">Here are some common features that a "delete customer" extension might include:</text:span></text:p>
      <text:p text:style-name="P1"/>
      <text:list xml:id="list2698449258" text:style-name="L1">
        <text:list-item>
          <text:p text:style-name="P2">The admin can enable/disable module from admin panel. By default, it comes with enabled.</text:p>
        </text:list-item>
        <text:list-item>
          <text:p text:style-name="P2">The admin can set the <text:span text:style-name="T6">email sender and email template as well.</text:span></text:p>
        </text:list-item>
        <text:list-item>
          <text:p text:style-name="P8"><text:soft-page-break/>The extension provide<text:span text:style-name="T6">s</text:span> confirmation <text:span text:style-name="T6">checkbox</text:span> to ensure that customers understand the consequences of deleting their data.</text:p>
        </text:list-item>
        <text:list-item>
          <text:p text:style-name="P8">The ability for customers to delete specific pieces of personal data, such as name, address, or email.</text:p>
        </text:list-item>
        <text:list-item>
          <text:p>After deleting the account customer will get a confirmation email and redirected to the home page.</text:p>
        </text:list-item>
      </text:list>
      <text:p text:style-name="P1"/>
      <text:p text:style-name="P13">Support Policy</text:p>
      <text:p text:style-name="P1"/>
      <text:list xml:id="list541795337" text:style-name="L2">
        <text:list-item>
          <text:p text:style-name="P3">You get free 3 months of technical support included.</text:p>
        </text:list-item>
        <text:list-item>
          <text:p text:style-name="P3">You can buy 6 or 12 months extended support agreement.</text:p>
        </text:list-item>
        <text:list-item>
          <text:p text:style-name="P9"><text:span text:style-name="T1">For issues, please create a ticket or send email to </text:span><text:a xlink:type="simple" xlink:href="mailto:pramod@bluethinkinc.in" text:style-name="Internet_20_link" text:visited-style-name="Visited_20_Internet_20_Link"><text:span text:style-name="T1">pramod@bluethinkinc.in</text:span></text:a></text:p>
        </text:list-item>
        <text:list-item>
          <text:p text:style-name="P3">Free lifetime updates of the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2T01:00:29.339080120</meta:creation-date>
    <dc:date>2023-03-21T01:54:13.962243767</dc:date>
    <meta:editing-duration>PT3H16M55S</meta:editing-duration>
    <meta:editing-cycles>22</meta:editing-cycles>
    <meta:generator>LibreOffice/6.0.7.3$Linux_X86_64 LibreOffice_project/00m0$Build-3</meta:generator>
    <meta:document-statistic meta:table-count="0" meta:image-count="0" meta:object-count="0" meta:page-count="3" meta:paragraph-count="25" meta:word-count="427" meta:character-count="2698" meta:non-whitespace-character-count="2302"/>
  </office:meta>
</office:document-meta>
</file>